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5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ing1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6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Описание действий</text:p>
          </table:table-cell>
        </table:table-row>
        <table:table-row table:style-name="ro2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/>
          <table:table-cell office:value-type="string" calcext:value-type="string">
            <text:p>Сортировка по цене</text:p>
          </table:table-cell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Сортировка по дате</text:p>
          </table:table-cell>
        </table:table-row>
        <table:table-row table:style-name="ro2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автофильтр по возраст не 0</text:p>
          </table:table-cell>
        </table:table-row>
        <table:table-row table:style-name="ro2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автофильтр поиск по дате 201</text:p>
          </table:table-cell>
        </table:table-row>
        <table:table-row table:style-name="ro2" table:visibility="filter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Фильтр &lt;&gt;=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&gt;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Фильтр ИЛИ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/>
          <table:table-cell office:value-type="string" calcext:value-type="string">
            <text:p>Фильтр И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Порода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Возраст</text:p>
          </table:table-cell>
          <table:table-cell table:style-name="ce1" office:value-type="string" calcext:value-type="string">
            <text:p>Цена </text:p>
          </table:table-cell>
          <table:table-cell table:style-name="ce1" office:value-type="string" calcext:value-type="string">
            <text:p>Телефон хазяина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етис</text:p>
          </table:table-cell>
          <table:table-cell table:style-name="ce3" office:value-type="date" office:date-value="2003-02-24" calcext:value-type="date">
            <text:p>02/24/2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+38096435772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Вельш корги</text:p>
          </table:table-cell>
          <table:table-cell table:style-name="ce3" office:value-type="date" office:date-value="2018-02-03" calcext:value-type="date">
            <text:p>02/03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+380980410303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ексиканская голая </text:p>
          </table:table-cell>
          <table:table-cell table:style-name="ce3" office:value-type="date" office:date-value="2012-12-13" calcext:value-type="date">
            <text:p>12/13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+38096545935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Лайка</text:p>
          </table:table-cell>
          <table:table-cell table:style-name="ce3" office:value-type="date" office:date-value="2016-04-01" calcext:value-type="date">
            <text:p>04/01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+380631413553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Овчарка</text:p>
          </table:table-cell>
          <table:table-cell table:style-name="ce3" office:value-type="date" office:date-value="2018-04-30" calcext:value-type="date">
            <text:p>04/30/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style-name="ce4" office:value-type="string" calcext:value-type="string">
            <text:p>+380935212561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Лабрадор</text:p>
          </table:table-cell>
          <table:table-cell table:style-name="ce3" office:value-type="date" office:date-value="2011-10-24" calcext:value-type="date">
            <text:p>10/24/20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+380668645665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Папильон</text:p>
          </table:table-cell>
          <table:table-cell table:style-name="ce3" office:value-type="date" office:date-value="2012-07-20" calcext:value-type="date">
            <text:p>07/20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99" calcext:value-type="float">
            <text:p>4999</text:p>
          </table:table-cell>
          <table:table-cell table:style-name="ce4" office:value-type="string" calcext:value-type="string">
            <text:p>+38098101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опс</text:p>
          </table:table-cell>
          <table:table-cell table:style-name="ce3" office:value-type="date" office:date-value="2012-08-17" calcext:value-type="date">
            <text:p>08/17/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+380667422818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Пинчер</text:p>
          </table:table-cell>
          <table:table-cell table:style-name="ce3" office:value-type="date" office:date-value="2013-04-08" calcext:value-type="date">
            <text:p>04/08/20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" calcext:value-type="float">
            <text:p>5500</text:p>
          </table:table-cell>
          <table:table-cell table:style-name="ce4" office:value-type="string" calcext:value-type="string">
            <text:p>+38050451644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Тибетский Мастиф</text:p>
          </table:table-cell>
          <table:table-cell table:style-name="ce3" office:value-type="date" office:date-value="2017-01-28" calcext:value-type="date">
            <text:p>01/28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+380500333166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Мальтезе</text:p>
          </table:table-cell>
          <table:table-cell table:style-name="ce3" office:value-type="date" office:date-value="2016-05-04" calcext:value-type="date">
            <text:p>05/04/20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83" calcext:value-type="float">
            <text:p>14383</text:p>
          </table:table-cell>
          <table:table-cell table:style-name="ce4" office:value-type="string" calcext:value-type="string">
            <text:p>+380661250558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Кукольные мишки</text:p>
          </table:table-cell>
          <table:table-cell table:style-name="ce3" office:value-type="date" office:date-value="2017-03-10" calcext:value-type="date">
            <text:p>03/10/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500" calcext:value-type="float">
            <text:p>39500</text:p>
          </table:table-cell>
          <table:table-cell table:style-name="ce4" office:value-type="string" calcext:value-type="string">
            <text:p>+380994546779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Сиба Ину</text:p>
          </table:table-cell>
          <table:table-cell table:style-name="ce3" office:value-type="date" office:date-value="2016-05-23" calcext:value-type="date">
            <text:p>05/23/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125" calcext:value-type="float">
            <text:p>46125</text:p>
          </table:table-cell>
          <table:table-cell table:style-name="ce4" office:value-type="string" calcext:value-type="string">
            <text:p>+380663691620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Акита</text:p>
          </table:table-cell>
          <table:table-cell table:style-name="ce3" office:value-type="date" office:date-value="2015-10-20" calcext:value-type="date">
            <text:p>10/20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500" calcext:value-type="float">
            <text:p>61500</text:p>
          </table:table-cell>
          <table:table-cell table:style-name="ce4" office:value-type="string" calcext:value-type="string">
            <text:p>+380663691621</text:p>
          </table:table-cell>
          <table:table-cell table:number-columns-repeated="2"/>
        </table:table-row>
        <table:table-row table:style-name="ro2" table:visibility="filter">
          <table:table-cell table:style-name="ce2" office:value-type="string" calcext:value-type="string">
            <text:p>Бульдог</text:p>
          </table:table-cell>
          <table:table-cell table:style-name="ce3" office:value-type="date" office:date-value="2015-08-05" calcext:value-type="date">
            <text:p>08/05/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4" office:value-type="string" calcext:value-type="string">
            <text:p>+380674210025</text:p>
          </table:table-cell>
          <table:table-cell table:number-columns-repeated="2"/>
        </table:table-row>
        <table:table-row table:style-name="ro2" table:number-rows-repeated="104844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13:Sheet1.E128">
          <table:filter table:condition-source-range-address="Sheet1.A110:Sheet1.E111">
            <table:filter-and>
              <table:filter-condition table:field-number="2" table:value="6" table:operator="="/>
              <table:filter-condition table:field-number="3" table:value="523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loext:vertical-justify="auto"/>
      <style:paragraph-properties css3t:text-justify="auto"/>
      <style:text-properties style:font-name="Times New Roman" fo:font-family="'Times New Roman'" style:font-style-name="Regular" style:font-family-generic="roman" style:font-pitch="variable" fo:font-size="14pt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99ffcc" style:rotation-angle="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7:41:58.44602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0:51:44.825965752</meta:creation-date>
    <dc:date>2018-06-20T17:54:58.699008300</dc:date>
    <meta:editing-duration>PT32M57S</meta:editing-duration>
    <meta:editing-cycles>13</meta:editing-cycles>
    <meta:generator>LibreOffice/5.1.6.2$Linux_X86_64 LibreOffice_project/10m0$Build-2</meta:generator>
    <meta:document-statistic meta:table-count="1" meta:cell-count="590" meta:object-count="0"/>
  </office:meta>
</office:document-meta>
</file>